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monospace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ee61"/>
    </style:style>
    <style:style style:name="P2" style:family="paragraph" style:parent-style-name="Standard">
      <style:text-properties fo:color="#000000" style:font-name="monospace" officeooo:paragraph-rsid="000aee61" fo:background-color="#ffffff"/>
    </style:style>
    <style:style style:name="P3" style:family="paragraph" style:parent-style-name="Standard">
      <style:text-properties fo:color="#000000" style:font-name="monospace" officeooo:paragraph-rsid="00107b02" fo:background-color="#ffffff"/>
    </style:style>
    <style:style style:name="P4" style:family="paragraph" style:parent-style-name="Standard">
      <style:text-properties fo:color="#000000" style:font-name="monospace" officeooo:rsid="00107b02" officeooo:paragraph-rsid="00107b02" fo:background-color="#ffffff"/>
    </style:style>
    <style:style style:name="P5" style:family="paragraph" style:parent-style-name="Standard">
      <style:text-properties fo:color="#000000" style:font-name="monospace" officeooo:rsid="00107b02" officeooo:paragraph-rsid="0012eeda" fo:background-color="#ffffff"/>
    </style:style>
    <style:style style:name="P6" style:family="paragraph" style:parent-style-name="Standard">
      <style:text-properties fo:color="#000000" style:font-name="monospace" officeooo:rsid="00107b02" officeooo:paragraph-rsid="0016beb5" fo:background-color="#ffffff"/>
    </style:style>
    <style:style style:name="P7" style:family="paragraph" style:parent-style-name="Standard">
      <style:text-properties fo:color="#000000" style:font-name="monospace" officeooo:rsid="00107b02" officeooo:paragraph-rsid="00181686" fo:background-color="#ffffff"/>
    </style:style>
    <style:style style:name="P8" style:family="paragraph" style:parent-style-name="Standard">
      <style:text-properties fo:color="#000000" style:font-name="monospace" officeooo:rsid="00107b02" officeooo:paragraph-rsid="00195645" fo:background-color="#ffffff"/>
    </style:style>
    <style:style style:name="P9" style:family="paragraph" style:parent-style-name="Standard">
      <style:text-properties fo:color="#000000" style:font-name="monospace" officeooo:paragraph-rsid="001a690b" fo:background-color="#ffffff"/>
    </style:style>
    <style:style style:name="P10" style:family="paragraph" style:parent-style-name="Standard">
      <style:text-properties fo:color="#000000" style:font-name="monospace" officeooo:paragraph-rsid="001af411" fo:background-color="#ffffff"/>
    </style:style>
    <style:style style:name="P11" style:family="paragraph" style:parent-style-name="Standard">
      <style:text-properties officeooo:paragraph-rsid="00195645"/>
    </style:style>
    <style:style style:name="P12" style:family="paragraph" style:parent-style-name="Standard">
      <style:text-properties officeooo:paragraph-rsid="001a690b"/>
    </style:style>
    <style:style style:name="P13" style:family="paragraph" style:parent-style-name="Standard">
      <style:text-properties officeooo:paragraph-rsid="001af411"/>
    </style:style>
    <style:style style:name="P14" style:family="paragraph" style:parent-style-name="Standard">
      <style:text-properties officeooo:paragraph-rsid="001be734"/>
    </style:style>
    <style:style style:name="P15" style:family="paragraph" style:parent-style-name="Preformatted_20_Text">
      <style:paragraph-properties fo:margin-top="0.265cm" fo:margin-bottom="0cm" loext:contextual-spacing="false" fo:line-height="145%" fo:orphans="2" fo:widows="2"/>
      <style:text-properties fo:font-variant="normal" fo:text-transform="none" style:font-name="SFMono-Regular" fo:font-size="9.75pt" fo:letter-spacing="normal" fo:font-style="normal" fo:font-weight="normal"/>
    </style:style>
    <style:style style:name="P16" style:family="paragraph" style:parent-style-name="Standard">
      <style:text-properties fo:color="#000000" style:font-name="monospace" officeooo:rsid="00107b02" officeooo:paragraph-rsid="00195645" fo:background-color="#ffffff"/>
    </style:style>
    <style:style style:name="P17" style:family="paragraph" style:parent-style-name="Standard">
      <style:text-properties officeooo:paragraph-rsid="001ee120"/>
    </style:style>
    <style:style style:name="T1" style:family="text">
      <style:text-properties fo:color="#000000" style:font-name="monospace" fo:background-color="#ffffff" loext:char-shading-value="0"/>
    </style:style>
    <style:style style:name="T2" style:family="text">
      <style:text-properties fo:color="#000000" style:font-name="monospace" officeooo:rsid="00107b02" fo:background-color="#ffffff" loext:char-shading-value="0"/>
    </style:style>
    <style:style style:name="T3" style:family="text">
      <style:text-properties fo:color="#000000" style:font-name="monospace" officeooo:rsid="00195645" fo:background-color="#ffffff" loext:char-shading-value="0"/>
    </style:style>
    <style:style style:name="T4" style:family="text">
      <style:text-properties fo:color="#000000" style:font-name="monospace" officeooo:rsid="001a690b" fo:background-color="#ffffff" loext:char-shading-value="0"/>
    </style:style>
    <style:style style:name="T5" style:family="text">
      <style:text-properties fo:color="#000000" style:font-name="monospace" officeooo:rsid="001af411" fo:background-color="#ffffff" loext:char-shading-value="0"/>
    </style:style>
    <style:style style:name="T6" style:family="text">
      <style:text-properties fo:color="#000000" style:font-name="monospace" officeooo:rsid="001be734" fo:background-color="#ffffff" loext:char-shading-value="0"/>
    </style:style>
    <style:style style:name="T7" style:family="text">
      <style:text-properties style:font-name="monospace"/>
    </style:style>
    <style:style style:name="T8" style:family="text">
      <style:text-properties officeooo:rsid="001327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MPANY quiz</text:p>
      <text:p text:style-name="Standard"/>
      <text:p text:style-name="Standard">1.- create database &lt;user&gt;_company</text:p>
      <text:p text:style-name="P1">Sql:</text:p>
      <text:p text:style-name="P1"/>
      <text:p text:style-name="P2">-[arturozr@tec2021 ~]$ \createdb arturozr_company;</text:p>
      <text:p text:style-name="P1"><text:span text:style-name="T7"><text:line-break/>-</text:span><text:span text:style-name="T1">arturozr_company=# create table empleados(idSsn varchar(20), cumpleanos varchar(50), apellidoPat varchar(20), apellidoMat varchar(20), nombre varcha</text:span><text:span text:style-name="T7"><text:line-break/>r(20), minit varchar(20), salario varchar(20), sexo varchar(10), depNumber varchar(20), super varchar(20));</text:span></text:p>
      <text:p text:style-name="P2"/>
      <text:p text:style-name="P3">-create table dependencia(nombreDependencia varchar (50), sexo varchar(10), cumpleanos varchar(30), relacion varchar(30), essn var<text:line-break/>char(20));  <text:line-break/>CREATE TABLE<text:line-break/><text:line-break/>-create table departamento(numero varchar(20), nombre varchar(20), mgrSsn varchar(20), dnumber varchar(20));<text:line-break/></text:p>
      <text:p text:style-name="P4">-create table worksOn(ssn varchar(30), pNumber varchar(20), horas varchar(15));<text:line-break/></text:p>
      <text:p text:style-name="P5">-create table proyectos(pnumber varchar(10), pnombre varchar(50), plocacion varchar(30), dnumber varchar(20));<text:line-break/><text:line-break/>-create table deptLocations(dNumber varchar(30), location varchar(30));<text:line-break/></text:p>
      <text:p text:style-name="P5">-alter table empleados add constraint pk_idSsn primary key(idSsn);</text:p>
      <text:p text:style-name="P5"/>
      <text:p text:style-name="P6">-alter table departamento add constraint pk_numero primary key(numero);<text:line-break/><text:line-break/>-alter table deptlocations add constraint pk_dnumber primary key(dnumber);<text:line-break/><text:line-break/>-alter table proyectos add constraint pk_pnumber primary key(pnumber); <text:line-break/></text:p>
      <text:p text:style-name="P7">-alter table empleados add constraint fk_idnumerodep_idssn foreign key(depnumber) references departamen<text:line-break/>to(numero);</text:p>
      <text:p text:style-name="P7"/>
      <text:p text:style-name="P8">-alter table departamento add constraint fk_dnumber_dnumber foreign key(dnumber) references deptlocatio<text:line-break/>ns(dnumber);<text:line-break/><text:soft-page-break/><text:line-break/>-alter table departamento add constraint fk_mgrssn_idssn foreign key(mgrssn) references empleados(idssn);<text:line-break/><text:line-break/>-alter table empleados add constraint fk_superssn_idssn foreign key(super) references empleados(idssn);<text:line-break/></text:p>
      <text:p text:style-name="P8">-alter table workson add constraint fk_ssn_idssn foreign key(ssn) references empleados(idssn);<text:line-break/></text:p>
      <text:p text:style-name="P11"><text:span text:style-name="T3">-alter table workson add constraint fk_pnumber_pnumber foreign key(pnumber) references proyectos(pnumber);<text:line-break/></text:span><text:span text:style-name="T7"><text:line-break/>-</text:span><text:span text:style-name="T1">alter table dependencia add constraint fk_essn_idssn foreign key(essn) references empleados(idssn);</text:span><text:span text:style-name="T7"><text:line-break/><text:line-break/><text:line-break/><text:line-break/></text:span></text:p>
      <text:p text:style-name="Standard"/>
      <text:p text:style-name="Standard"/>
      <text:p text:style-name="Standard">2.- insert 5 locations</text:p>
      <text:p text:style-name="Standard">Sql:</text:p>
      <text:p text:style-name="Standard">-<text:span text:style-name="T1">insert into deptlocations values('1', 'piso1');</text:span></text:p>
      <text:p text:style-name="P12"><text:span text:style-name="T1">-insert into deptlocations values('</text:span><text:span text:style-name="T4">2</text:span><text:span text:style-name="T1">', 'piso</text:span><text:span text:style-name="T4">2</text:span><text:span text:style-name="T1">');</text:span></text:p>
      <text:p text:style-name="P12"><text:span text:style-name="T1">-insert into deptlocations values('</text:span><text:span text:style-name="T4">3</text:span><text:span text:style-name="T1">', 'piso</text:span><text:span text:style-name="T4">3</text:span><text:span text:style-name="T1">');</text:span></text:p>
      <text:p text:style-name="P12"><text:span text:style-name="T1">-insert into deptlocations values('</text:span><text:span text:style-name="T4">4</text:span><text:span text:style-name="T1">', 'piso</text:span><text:span text:style-name="T4">4</text:span><text:span text:style-name="T1">');</text:span></text:p>
      <text:p text:style-name="P12"><text:span text:style-name="T1">-insert into deptlocations values('</text:span><text:span text:style-name="T4">5</text:span><text:span text:style-name="T1">', 'piso</text:span><text:span text:style-name="T4">5</text:span><text:span text:style-name="T1">');</text:span></text:p>
      <text:p text:style-name="P9"/>
      <text:p text:style-name="Standard">3.- insert 3 departaments</text:p>
      <text:p text:style-name="Standard">Sql:</text:p>
      <text:p text:style-name="Standard">-<text:span text:style-name="T1">insert into departamento values('d1', 'gestion', null, '1');</text:span><text:span text:style-name="T7"><text:line-break/>-</text:span><text:span text:style-name="T1">insert into departamento values('d2', 'maquetado', null, '2');</text:span><text:span text:style-name="T7"><text:line-break/>-</text:span><text:span text:style-name="T1">insert into departamento values('d3', 'desarrollo', null, '3');</text:span><text:span text:style-name="T7"><text:line-break/>-</text:span><text:span text:style-name="T1">insert into departamento values('d4', 'testing', null, '4'); </text:span><text:span text:style-name="T7"><text:line-break/>-</text:span><text:span text:style-name="T1">insert into departamento values('d5', 'rh', null, '5');</text:span><text:span text:style-name="T7"><text:line-break/></text:span></text:p>
      <text:p text:style-name="Standard"/>
      <text:p text:style-name="Standard">4.- insert 5 employees</text:p>
      <text:p text:style-name="Standard">Sql:</text:p>
      <text:p text:style-name="Standard"/>
      <text:p text:style-name="P13">-<text:span text:style-name="T1">insert into empleados values('111','20/febrero/1999', 'perez', 'marian', 'jorge', 'SR', '5000', 'hombre', 'd1', null);</text:span></text:p>
      <text:p text:style-name="P10">-insert into empleados values('112', '2\enero\1999', 'conde', 'rios', 'mauricio', 'SR', '5000', 'hombre', 'd2', null); </text:p>
      <text:p text:style-name="P13"><text:span text:style-name="T1">-insert into empleados values('11</text:span><text:span text:style-name="T5">3</text:span><text:span text:style-name="T1">', '2</text:span><text:span text:style-name="T5">6</text:span><text:span text:style-name="T1">\</text:span><text:span text:style-name="T5">diciembre</text:span><text:span text:style-name="T1">\199</text:span><text:span text:style-name="T5">7</text:span><text:span text:style-name="T1">', '</text:span><text:span text:style-name="T5">zilli</text:span><text:span text:style-name="T1">', 'rios', '</text:span><text:span text:style-name="T5">arturo</text:span><text:span text:style-name="T1">', 'SR', '</text:span><text:span text:style-name="T5">10</text:span><text:span text:style-name="T1">000', 'hombre', 'd</text:span><text:span text:style-name="T5">3</text:span><text:span text:style-name="T1">', null); </text:span></text:p>
      <text:p text:style-name="P13"><text:soft-page-break/><text:span text:style-name="T1"><text:line-break/>-insert into empleados values('11</text:span><text:span text:style-name="T5">4</text:span><text:span text:style-name="T1">', '</text:span><text:span text:style-name="T5">3</text:span><text:span text:style-name="T1">\</text:span><text:span text:style-name="T5">mayo</text:span><text:span text:style-name="T1">\19</text:span><text:span text:style-name="T5">87</text:span><text:span text:style-name="T1">', '</text:span><text:span text:style-name="T5">carmen</text:span><text:span text:style-name="T1">', '</text:span><text:span text:style-name="T5">grajalez</text:span><text:span text:style-name="T1">', '</text:span><text:span text:style-name="T5">milagros</text:span><text:span text:style-name="T1">', 'SR</text:span><text:span text:style-name="T5">A</text:span><text:span text:style-name="T1">', '</text:span><text:span text:style-name="T5">10</text:span><text:span text:style-name="T1">00', '</text:span><text:span text:style-name="T5">mujer</text:span><text:span text:style-name="T1">', 'd</text:span><text:span text:style-name="T5">4</text:span><text:span text:style-name="T1">', null); </text:span></text:p>
      <text:p text:style-name="P13"><text:span text:style-name="T1">-insert into empleados values('11</text:span><text:span text:style-name="T5">5</text:span><text:span text:style-name="T1">', '</text:span><text:span text:style-name="T5">30</text:span><text:span text:style-name="T1">\</text:span><text:span text:style-name="T5">octubre</text:span><text:span text:style-name="T1">\</text:span><text:span text:style-name="T5">2000</text:span><text:span text:style-name="T1">', '</text:span><text:span text:style-name="T5">perez</text:span><text:span text:style-name="T1">', '</text:span><text:span text:style-name="T5">corona</text:span><text:span text:style-name="T1">', '</text:span><text:span text:style-name="T5">monse</text:span><text:span text:style-name="T1">', 'SR</text:span><text:span text:style-name="T5">A</text:span><text:span text:style-name="T1">', '</text:span><text:span text:style-name="T5">10</text:span><text:span text:style-name="T1">00', '</text:span><text:span text:style-name="T5">mujer</text:span><text:span text:style-name="T1">', 'd</text:span><text:span text:style-name="T5">5</text:span><text:span text:style-name="T1">', null); <text:line-break/></text:span></text:p>
      <text:p text:style-name="Standard">5.- insert 5 projects</text:p>
      <text:p text:style-name="Standard">Sql:</text:p>
      <text:p text:style-name="P14">-<text:span text:style-name="T1">insert into proyectos values('11', 'desarrolloweb', 'web', 'd1');</text:span><text:span text:style-name="T7"><text:line-break/>-</text:span><text:span text:style-name="T1">insert into proyectos values('1</text:span><text:span text:style-name="T6">2</text:span><text:span text:style-name="T1">', 'desarrollo</text:span><text:span text:style-name="T6">movil</text:span><text:span text:style-name="T1">', '</text:span><text:span text:style-name="T6">movil</text:span><text:span text:style-name="T1">', 'd</text:span><text:span text:style-name="T6">3</text:span><text:span text:style-name="T1">');</text:span></text:p>
      <text:p text:style-name="P14"><text:span text:style-name="T1">-insert into proyectos values('1</text:span><text:span text:style-name="T6">3</text:span><text:span text:style-name="T1">', 'desarrollo</text:span><text:span text:style-name="T6">escritorio</text:span><text:span text:style-name="T1">', '</text:span><text:span text:style-name="T6">escritorio</text:span><text:span text:style-name="T1">', 'd</text:span><text:span text:style-name="T6">2</text:span><text:span text:style-name="T1">');</text:span></text:p>
      <text:p text:style-name="P14"><text:span text:style-name="T1">-insert into proyectos values('1</text:span><text:span text:style-name="T6">4</text:span><text:span text:style-name="T1">', '</text:span><text:span text:style-name="T6">maquetado</text:span><text:span text:style-name="T1">', '</text:span><text:span text:style-name="T6">maquetas</text:span><text:span text:style-name="T1">', 'd</text:span><text:span text:style-name="T6">2</text:span><text:span text:style-name="T1">');</text:span></text:p>
      <text:p text:style-name="P14"><text:span text:style-name="T1">-insert into proyectos values('1</text:span><text:span text:style-name="T6">5</text:span><text:span text:style-name="T1">', '</text:span><text:span text:style-name="T6">testing</text:span><text:span text:style-name="T1">', '</text:span><text:span text:style-name="T6">test</text:span><text:span text:style-name="T1">', 'd</text:span><text:span text:style-name="T6">4</text:span><text:span text:style-name="T1">');</text:span></text:p>
      <text:p text:style-name="Standard"/>
      <text:p text:style-name="Standard">6.- insert employees works_on projects (10 records)</text:p>
      <text:p text:style-name="Standard">Sql:</text:p>
      <text:p text:style-name="Standard">-<text:span text:style-name="T1">insert into workson values('111', '11', '3');</text:span><text:span text:style-name="T7"><text:line-break/>-</text:span><text:span text:style-name="T1">insert into workson values('111', '12', '3'); </text:span><text:span text:style-name="T7"><text:line-break/>-</text:span><text:span text:style-name="T1">insert into workson values('112', '12', '8');</text:span><text:span text:style-name="T7"><text:line-break/>-</text:span><text:span text:style-name="T1">insert into workson values('112', '11', '2');</text:span><text:span text:style-name="T7"><text:line-break/>-</text:span><text:span text:style-name="T1">insert into workson values('113', '14', '6');   </text:span><text:span text:style-name="T7"><text:line-break/>-insert into workson values('113', '15', '3'); <text:line-break/>-insert into workson values('114', '13', '5'); <text:line-break/>-insert into workson values('114', '11', '2'); <text:line-break/>-insert into workson values('115', '15', '10'); <text:line-break/>-insert into workson values('111', '13', '4'); <text:line-break/></text:span></text:p>
      <text:p text:style-name="Standard"/>
      <text:p text:style-name="Standard">7.- insert 5 dependents </text:p>
      <text:p text:style-name="Standard">Sql:</text:p>
      <text:p text:style-name="P14">-<text:span text:style-name="T1">insert into dependencia values('director', 'hombre', '20\noviembre\1990', 'empleador', '111');</text:span><text:span text:style-name="T7"><text:line-break/>-</text:span><text:span text:style-name="T1">insert into dependencia values('director', 'hombre', '20\noviembre\1990', 'empleador', '11</text:span><text:span text:style-name="T6">2</text:span><text:span text:style-name="T1">');</text:span><text:span text:style-name="T7"><text:line-break/>-</text:span><text:span text:style-name="T1">insert into dependencia values('</text:span><text:span text:style-name="T6">capacitador</text:span><text:span text:style-name="T1">', '</text:span><text:span text:style-name="T6">mujer</text:span><text:span text:style-name="T1">', '</text:span><text:span text:style-name="T6">1</text:span><text:span text:style-name="T1">0\</text:span><text:span text:style-name="T6">septiembre</text:span><text:span text:style-name="T1">\19</text:span><text:span text:style-name="T6">80</text:span><text:span text:style-name="T1">', 'empleador', '11</text:span><text:span text:style-name="T6">3</text:span><text:span text:style-name="T1">');</text:span></text:p>
      <text:p text:style-name="P14"><text:span text:style-name="T1">-insert into dependencia values('</text:span><text:span text:style-name="T6">capacitador</text:span><text:span text:style-name="T1">', '</text:span><text:span text:style-name="T6">mujer</text:span><text:span text:style-name="T1">', '</text:span><text:span text:style-name="T6">1</text:span><text:span text:style-name="T1">0\</text:span><text:span text:style-name="T6">septiembre</text:span><text:span text:style-name="T1">\19</text:span><text:span text:style-name="T6">80</text:span><text:span text:style-name="T1">', 'empleador', '11</text:span><text:span text:style-name="T6">3</text:span><text:span text:style-name="T1">');</text:span></text:p>
      <text:p text:style-name="P14"><text:span text:style-name="T1">-insert into dependencia values('</text:span><text:span text:style-name="T6">reclutador</text:span><text:span text:style-name="T1">', '</text:span><text:span text:style-name="T6">mujer</text:span><text:span text:style-name="T1">', '</text:span><text:span text:style-name="T6">1</text:span><text:span text:style-name="T1">0\</text:span><text:span text:style-name="T6">octubre</text:span><text:span text:style-name="T1">\19</text:span><text:span text:style-name="T6">86</text:span><text:span text:style-name="T1">', 'empleador', '11</text:span><text:span text:style-name="T6">4</text:span><text:span text:style-name="T1">');</text:span><text:span text:style-name="T7"><text:line-break/></text:span></text:p>
      <text:p text:style-name="Standard"/>
      <text:p text:style-name="Standard"/>
      <text:p text:style-name="Standard"/>
      <text:p text:style-name="Standard"/>
      <text:p text:style-name="Standard"/>
      <text:p text:style-name="P17"><text:soft-page-break/>Querys <text:span text:style-name="T8">COMPANY</text:span></text:p>
      <text:p text:style-name="P17"/>
      <text:p text:style-name="P17">8.- name, lastname of employees</text:p>
      <text:p text:style-name="P17">Sql:</text:p>
      <text:p text:style-name="P17">select nombre, apellidopat, apellidomat from empleados;</text:p>
      <text:p text:style-name="P17"/>
      <text:p text:style-name="P17">9.- number of departments</text:p>
      <text:p text:style-name="P17">Sql:</text:p>
      <text:p text:style-name="P17">select count(*) from departamento;</text:p>
      <text:p text:style-name="P17"/>
      <text:p text:style-name="P17">10.- average of salary in employees</text:p>
      <text:p text:style-name="P17">Sql:</text:p>
      <text:p text:style-name="P17">select avg(salario) from empleados;</text:p>
      <text:p text:style-name="P17"/>
      <text:p text:style-name="P17">11.- min salary in employees</text:p>
      <text:p text:style-name="P17">Sql:</text:p>
      <text:p text:style-name="P17">select min(salario) from empleados;</text:p>
      <text:p text:style-name="P17"/>
      <text:p text:style-name="P17"/>
      <text:p text:style-name="P17">12.- max salary in employees</text:p>
      <text:p text:style-name="P17">Sql:</text:p>
      <text:p text:style-name="P17">select max(salario) from empleados;</text:p>
      <text:p text:style-name="P17"/>
      <text:p text:style-name="P17"/>
      <text:p text:style-name="P17">13.- name of employee, name of department where is assigned</text:p>
      <text:p text:style-name="P17">Sql:</text:p>
      <text:p text:style-name="P17">select empleados.nombre, departamento.nombre from empleados, departamento where empleados.depnumber = departamento.numero;</text:p>
      <text:p text:style-name="P17">select empleados.nombre, departamento.nombre from empleados join departamento on empleados.depnumber = departamento.numero;</text:p>
      <text:p text:style-name="P17">select e.nombre, d.nombre from empleados as e join departamento as d on e.depnumber = d.numero;</text:p>
      <text:p text:style-name="P17"/>
      <text:p text:style-name="P17"/>
      <text:p text:style-name="P17">14.- name of employee, name of dependents and relationship</text:p>
      <text:p text:style-name="P17">Sql:</text:p>
      <text:p text:style-name="P17">select e.nombre, d.<text:span text:style-name="T1">nombreDependencia </text:span>, d.relacion from empleados as e join dependencia as d on e.idssn = d.essn;</text:p>
      <text:p text:style-name="P17">select e.nombre, d.<text:span text:style-name="T1">nombreDependencia </text:span>, d.relacion from empleados as e, dependencia as d where e.idssn = d.essn;</text:p>
      <text:p text:style-name="P17"/>
      <text:p text:style-name="P17"/>
      <text:p text:style-name="P17">15.- name of departament, name of locations</text:p>
      <text:p text:style-name="P17">Sql:</text:p>
      <text:p text:style-name="P17">select departamento.nombre, <text:span text:style-name="T2">deptLocations</text:span>.location from departamento, <text:span text:style-name="T2">deptLocations</text:span> where departamento.dnumber=<text:span text:style-name="T2">deptLocations </text:span>.dnumber;</text:p>
      <text:p text:style-name="P17"/>
      <text:p text:style-name="P17">select departamento.nombre, <text:span text:style-name="T2">deptLocations</text:span>.location from departamento join <text:span text:style-name="T2">deptLocations</text:span> on departamento.dnumber=<text:span text:style-name="T2">deptLocations </text:span>.dnumber;</text:p>
      <text:p text:style-name="P17"/>
      <text:p text:style-name="P17"><text:soft-page-break/>16.- number of employees by departament</text:p>
      <text:p text:style-name="P17">Sql:</text:p>
      <text:p text:style-name="P17"/>
      <text:p text:style-name="P17">select depnumber, count(*) from empleados group by depnumber;</text:p>
      <text:p text:style-name="P17"/>
      <text:p text:style-name="P17"/>
      <text:p text:style-name="P17">17.- number of employees by project</text:p>
      <text:p text:style-name="P17">Sql:</text:p>
      <text:p text:style-name="P17"/>
      <text:p text:style-name="P17">select pnumber, count(*) from workson group by pnumber;</text:p>
      <text:p text:style-name="P17"/>
      <text:p text:style-name="P17">18.- number of departments by locations </text:p>
      <text:p text:style-name="P17">Sql:</text:p>
      <text:p text:style-name="P17"/>
      <text:p text:style-name="P17">select dnumber, count(*) from departamento group by dnumber;</text:p>
      <text:p text:style-name="P17"/>
      <text:p text:style-name="P17">19.- number of employees group by sex</text:p>
      <text:p text:style-name="P17">Sql:</text:p>
      <text:p text:style-name="P17"/>
      <text:p text:style-name="P17">select sexo, count(*) from empleados group by sexo;</text:p>
      <text:p text:style-name="P17"/>
      <text:p text:style-name="P17">20.- name of employees, department name (only if name start with 'A')</text:p>
      <text:p text:style-name="P17">Sql:</text:p>
      <text:p text:style-name="P17"/>
      <text:p text:style-name="P17">select e.nombre, d.nombre from (select depnumber, nombre from empleados) as e join (select numero, nombre from departamento where nombre like '%m%') as d on e.depnumber = d.numero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monospace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14:36:04.831156776</meta:creation-date>
    <dc:date>2020-11-17T21:13:12.432040947</dc:date>
    <meta:editing-duration>PT36M58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5" meta:paragraph-count="89" meta:word-count="753" meta:character-count="6608" meta:non-whitespace-character-count="5902"/>
  </office:meta>
</office:document-meta>
</file>